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e00ba" officeooo:paragraph-rsid="001e00ba" style:font-size-asian="12.25pt" style:font-size-complex="14pt"/>
    </style:style>
    <style:style style:name="P2" style:family="paragraph" style:parent-style-name="Standard">
      <style:text-properties fo:font-size="14pt" officeooo:rsid="001ebd4c" officeooo:paragraph-rsid="001ebd4c" style:font-size-asian="12.25pt" style:font-size-complex="14pt"/>
    </style:style>
    <style:style style:name="P3" style:family="paragraph" style:parent-style-name="Standard">
      <style:text-properties fo:font-size="14pt" officeooo:rsid="001ebd4c" officeooo:paragraph-rsid="001ebd4c" style:font-size-asian="12.25pt" style:font-size-complex="14pt"/>
    </style:style>
    <style:style style:name="P4" style:family="paragraph" style:parent-style-name="Standard">
      <style:text-properties fo:font-size="14pt" officeooo:rsid="00206a46" officeooo:paragraph-rsid="00206a46" style:font-size-asian="12.25pt" style:font-size-complex="14pt"/>
    </style:style>
    <style:style style:name="T1" style:family="text">
      <style:text-properties officeooo:rsid="001ebd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,2,3,4,5)#include&lt;iostream&gt;</text:p>
      <text:p text:style-name="P1">#include&lt;set&gt;</text:p>
      <text:p text:style-name="P1">using namespace std;</text:p>
      <text:p text:style-name="P1"/>
      <text:p text:style-name="P1">int main()</text:p>
      <text:p text:style-name="P1">{</text:p>
      <text:p text:style-name="P1"><text:s text:c="4"/>set&lt;int&gt;s;</text:p>
      <text:p text:style-name="P1"/>
      <text:p text:style-name="P1"><text:s text:c="4"/>s.insert(23);</text:p>
      <text:p text:style-name="P1"><text:s text:c="4"/></text:p>
      <text:p text:style-name="P1"><text:s text:c="4"/>if(!s.empty())</text:p>
      <text:p text:style-name="P1"><text:s text:c="8"/>cout&lt;&lt;"Set is not empty "&lt;&lt;endl;</text:p>
      <text:p text:style-name="P1"><text:s text:c="4"/>s.erase(23);</text:p>
      <text:p text:style-name="P1"/>
      <text:p text:style-name="P1"><text:s text:c="4"/>if(s.empty())</text:p>
      <text:p text:style-name="P1"><text:s text:c="4"/>{</text:p>
      <text:p text:style-name="P1"><text:s text:c="8"/>cout&lt;&lt;"Set is empty "&lt;&lt;endl;</text:p>
      <text:p text:style-name="P1"><text:s text:c="8"/>s.insert(45);</text:p>
      <text:p text:style-name="P1"><text:s text:c="8"/>s.insert(37);</text:p>
      <text:p text:style-name="P1"><text:s text:c="8"/>s.insert(69);</text:p>
      <text:p text:style-name="P1"><text:s text:c="8"/>s.insert(71);</text:p>
      <text:p text:style-name="P1"><text:s text:c="8"/>s.insert(98);</text:p>
      <text:p text:style-name="P1"><text:s text:c="4"/>}</text:p>
      <text:p text:style-name="P1"/>
      <text:p text:style-name="P1"><text:s text:c="4"/>cout&lt;&lt;"Size of set is "&lt;&lt;s.size()&lt;&lt;endl;</text:p>
      <text:p text:style-name="P1">}</text:p>
      <text:p text:style-name="P1"/>
      <text:p text:style-name="P1">6,<text:span text:style-name="T1">7)#include&lt;iostream&gt;</text:span></text:p>
      <text:p text:style-name="P1">#include&lt;set&gt;</text:p>
      <text:p text:style-name="P1">using namespace std;</text:p>
      <text:p text:style-name="P1"/>
      <text:p text:style-name="P1">int main()</text:p>
      <text:p text:style-name="P1">{</text:p>
      <text:p text:style-name="P1"><text:s text:c="4"/>set&lt;int&gt;s;</text:p>
      <text:p text:style-name="P1"/>
      <text:p text:style-name="P1"><text:s text:c="4"/>s.insert(45);</text:p>
      <text:p text:style-name="P1"><text:s text:c="4"/>s.insert(37);</text:p>
      <text:p text:style-name="P1"><text:s text:c="4"/>s.insert(69);</text:p>
      <text:p text:style-name="P1"><text:s text:c="4"/>s.insert(71);</text:p>
      <text:p text:style-name="P1"><text:s text:c="4"/>s.insert(98);</text:p>
      <text:p text:style-name="P1"/>
      <text:p text:style-name="P1"><text:s text:c="4"/>int num;</text:p>
      <text:p text:style-name="P1"><text:s text:c="4"/>cout&lt;&lt;"Enter any number : ";</text:p>
      <text:p text:style-name="P1"><text:s text:c="4"/>cin&gt;&gt;num;</text:p>
      <text:p text:style-name="P1"/>
      <text:p text:style-name="P1"><text:soft-page-break/><text:s text:c="4"/>auto lb=s.lower_bound(num);</text:p>
      <text:p text:style-name="P1"><text:s text:c="4"/>cout&lt;&lt;"Lower Bound is "&lt;&lt;*lb&lt;&lt;endl;</text:p>
      <text:p text:style-name="P1"/>
      <text:p text:style-name="P1"><text:s text:c="4"/>auto ub=s.upper_bound(num);</text:p>
      <text:p text:style-name="P1"><text:s text:c="4"/>cout&lt;&lt;"Upper Bound is "&lt;&lt;*ub&lt;&lt;endl;</text:p>
      <text:p text:style-name="P1"/>
      <text:p text:style-name="P1"><text:s text:c="4"/>return 0;</text:p>
      <text:p text:style-name="P1">}</text:p>
      <text:p text:style-name="P1"/>
      <text:p text:style-name="P2">8)#include&lt;iostream&gt;</text:p>
      <text:p text:style-name="P2">#include&lt;set&gt;</text:p>
      <text:p text:style-name="P2">using namespace std;</text:p>
      <text:p text:style-name="P2"/>
      <text:p text:style-name="P2">int main()</text:p>
      <text:p text:style-name="P2">{</text:p>
      <text:p text:style-name="P2"><text:s text:c="4"/>set&lt;int&gt;s;</text:p>
      <text:p text:style-name="P2"/>
      <text:p text:style-name="P2"><text:s text:c="4"/>s.insert(45);</text:p>
      <text:p text:style-name="P2"><text:s text:c="4"/>s.insert(37);</text:p>
      <text:p text:style-name="P2"><text:s text:c="4"/>s.insert(69);</text:p>
      <text:p text:style-name="P2"><text:s text:c="4"/>s.insert(71);</text:p>
      <text:p text:style-name="P2"><text:s text:c="4"/>s.insert(98);</text:p>
      <text:p text:style-name="P2"/>
      <text:p text:style-name="P2"><text:s text:c="4"/>int num;</text:p>
      <text:p text:style-name="P2"><text:s text:c="4"/>cout&lt;&lt;"Enter any number : ";</text:p>
      <text:p text:style-name="P2"><text:s text:c="4"/>cin&gt;&gt;num;</text:p>
      <text:p text:style-name="P2"/>
      <text:p text:style-name="P2"><text:s text:c="4"/>auto it=s.find(num);</text:p>
      <text:p text:style-name="P2"><text:s text:c="4"/>if(*it==num)</text:p>
      <text:p text:style-name="P2"><text:s text:c="8"/>cout&lt;&lt;"Element present in the Set"&lt;&lt;endl;</text:p>
      <text:p text:style-name="P2"><text:s text:c="4"/>else</text:p>
      <text:p text:style-name="P2"><text:s text:c="8"/>cout&lt;&lt;"Element not in the Set"&lt;&lt;endl;</text:p>
      <text:p text:style-name="P2"><text:s text:c="4"/>return 0;</text:p>
      <text:p text:style-name="P2">}</text:p>
      <text:p text:style-name="P2"/>
      <text:p text:style-name="P2">9)#include&lt;iostream&gt;</text:p>
      <text:p text:style-name="P2">#include&lt;set&gt;</text:p>
      <text:p text:style-name="P2">using namespace std;</text:p>
      <text:p text:style-name="P2"/>
      <text:p text:style-name="P2">int main()</text:p>
      <text:p text:style-name="P2">{</text:p>
      <text:p text:style-name="P2"><text:s text:c="4"/>set&lt;char&gt;s;</text:p>
      <text:p text:style-name="P2"/>
      <text:p text:style-name="P2"><text:s text:c="4"/>string str="Hello World";</text:p>
      <text:p text:style-name="P2"/>
      <text:p text:style-name="P2"><text:soft-page-break/><text:s text:c="4"/>for(int i=0;i&lt;str.length();i++)</text:p>
      <text:p text:style-name="P2"><text:s text:c="8"/>s.insert(str[i]);</text:p>
      <text:p text:style-name="P2"><text:s text:c="4"/></text:p>
      <text:p text:style-name="P2"><text:s text:c="4"/>for(auto it=s.begin();it!=s.end();it++)</text:p>
      <text:p text:style-name="P2"><text:s text:c="4"/>{</text:p>
      <text:p text:style-name="P2"><text:s text:c="8"/>cout&lt;&lt;*it&lt;&lt;" ";</text:p>
      <text:p text:style-name="P2"><text:s text:c="4"/>}</text:p>
      <text:p text:style-name="P2"><text:s text:c="4"/></text:p>
      <text:p text:style-name="P2"><text:s text:c="4"/>cout&lt;&lt;endl;</text:p>
      <text:p text:style-name="P2"><text:s text:c="4"/>return 0;</text:p>
      <text:p text:style-name="P2">}</text:p>
      <text:p text:style-name="P2"/>
      <text:p text:style-name="P4">10)#include&lt;iostream&gt;</text:p>
      <text:p text:style-name="P4">#include&lt;set&gt;</text:p>
      <text:p text:style-name="P4">using namespace std;</text:p>
      <text:p text:style-name="P4"/>
      <text:p text:style-name="P4">int main()</text:p>
      <text:p text:style-name="P4">{</text:p>
      <text:p text:style-name="P4"><text:s text:c="4"/>set&lt;int&gt; s;</text:p>
      <text:p text:style-name="P4"><text:s text:c="4"/>int arr[10] = {1, 2, 3, 4, 5, 6, 7, 8, 9, 10};</text:p>
      <text:p text:style-name="P4"><text:s text:c="4"/>for (int i = 0; i &lt; 10; i++)</text:p>
      <text:p text:style-name="P4"><text:s text:c="8"/>s.insert(arr[i]);</text:p>
      <text:p text:style-name="P4"><text:s text:c="4"/></text:p>
      <text:p text:style-name="P4"><text:s text:c="4"/>s.erase(7);</text:p>
      <text:p text:style-name="P4"><text:s text:c="4"/>s.insert(8);</text:p>
      <text:p text:style-name="P4"><text:s text:c="4"/></text:p>
      <text:p text:style-name="P4"><text:s text:c="4"/>int i = 1;</text:p>
      <text:p text:style-name="P4"><text:s text:c="4"/>int num = -1; </text:p>
      <text:p text:style-name="P4"><text:s text:c="4"/>int rep = -1; </text:p>
      <text:p text:style-name="P4"><text:s text:c="4"/>auto it = s.begin();</text:p>
      <text:p text:style-name="P4"/>
      <text:p text:style-name="P4"><text:s text:c="4"/>while (i &lt;= 10)</text:p>
      <text:p text:style-name="P4"><text:s text:c="4"/>{</text:p>
      <text:p text:style-name="P4"><text:s text:c="8"/>if (*it != i)</text:p>
      <text:p text:style-name="P4"><text:s text:c="8"/>{</text:p>
      <text:p text:style-name="P4"><text:s text:c="12"/>num = i; </text:p>
      <text:p text:style-name="P4"><text:s text:c="12"/>break; <text:s text:c="2"/></text:p>
      <text:p text:style-name="P4"><text:s text:c="8"/>}</text:p>
      <text:p text:style-name="P4"><text:s text:c="8"/>else if (it != s.end() &amp;&amp; *it == i)</text:p>
      <text:p text:style-name="P4"><text:s text:c="8"/>{</text:p>
      <text:p text:style-name="P4"><text:s text:c="12"/>rep = i; </text:p>
      <text:p text:style-name="P4"><text:s text:c="8"/>}</text:p>
      <text:p text:style-name="P4"/>
      <text:p text:style-name="P4"><text:s text:c="8"/>++i;</text:p>
      <text:p text:style-name="P4"><text:s text:c="8"/>++it;</text:p>
      <text:p text:style-name="P4"><text:soft-page-break/><text:s text:c="4"/>}</text:p>
      <text:p text:style-name="P4"/>
      <text:p text:style-name="P4"><text:s text:c="4"/>cout &lt;&lt; "Repetitive element is " &lt;&lt; rep &lt;&lt; endl;</text:p>
      <text:p text:style-name="P4"><text:s text:c="4"/>cout &lt;&lt; "Missing element is " &lt;&lt; num &lt;&lt; endl;</text:p>
      <text:p text:style-name="P4"/>
      <text:p text:style-name="P4"><text:s text:c="4"/>return 0;</text:p>
      <text:p text:style-name="P4">}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22:06:09.501824119</meta:creation-date>
    <meta:editing-duration>PT29M13S</meta:editing-duration>
    <meta:editing-cycles>2</meta:editing-cycles>
    <meta:generator>LibreOffice/7.3.7.2$Linux_X86_64 LibreOffice_project/30$Build-2</meta:generator>
    <dc:date>2023-09-28T22:45:30.072234110</dc:date>
    <meta:document-statistic meta:table-count="0" meta:image-count="0" meta:object-count="0" meta:page-count="4" meta:paragraph-count="116" meta:word-count="242" meta:character-count="2059" meta:non-whitespace-character-count="1473"/>
  </office:meta>
</office:document-meta>
</file>